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0.5504in" svg:height="0.413in" svg:x="2.7681in" svg:y="0.1307in"><text:p text:style-name="P1">T1</text:p></draw:rect><draw:rect text:anchor-type="paragraph" draw:z-index="1" draw:style-name="gr1" draw:text-style-name="P1" svg:width="0.563in" svg:height="0.4378in" svg:x="3.5181in" svg:y="1.2055in"><text:p text:style-name="P1">T3</text:p></draw:rect><draw:rect text:anchor-type="paragraph" draw:z-index="2" draw:style-name="gr1" draw:text-style-name="P1" svg:width="0.5504in" svg:height="0.4378in" svg:x="2.7681in" svg:y="0.6807in"><text:p text:style-name="P1">T2</text:p></draw:rect><draw:rect text:anchor-type="paragraph" draw:z-index="3" draw:style-name="gr1" draw:text-style-name="P1" svg:width="0.6252in" svg:height="0.4378in" svg:x="3.5055in" svg:y="1.8307in"><text:p text:style-name="P1">T4</text:p></draw:rect><draw:rect text:anchor-type="paragraph" draw:z-index="4" draw:style-name="gr1" draw:text-style-name="P1" svg:width="0.6252in" svg:height="0.5004in" svg:x="4.3929in" svg:y="2.4181in"><text:p text:style-name="P1">T5</text:p></draw:rect><draw:rect text:anchor-type="paragraph" draw:z-index="5" draw:style-name="gr1" draw:text-style-name="P1" svg:width="0.6252in" svg:height="0.4878in" svg:x="1.0307in" svg:y="0.1555in"><text:p text:style-name="P1">P1</text:p></draw:rect><draw:rect text:anchor-type="paragraph" draw:z-index="6" draw:style-name="gr1" draw:text-style-name="P1" svg:width="0.6252in" svg:height="0.5004in" svg:x="1.0181in" svg:y="1.5807in"><text:p text:style-name="P1">P3</text:p></draw:rect><draw:rect text:anchor-type="paragraph" draw:z-index="7" draw:style-name="gr1" draw:text-style-name="P1" svg:width="0.6252in" svg:height="0.5004in" svg:x="1.0307in" svg:y="0.8681in"><text:p text:style-name="P1">P2</text:p></draw:rect><draw:line text:anchor-type="paragraph" draw:z-index="8" draw:style-name="gr2" draw:text-style-name="P1" svg:x1="3.3181in" svg:y1="0.8929in" svg:x2="3.5181in" svg:y2="1.2055in"><text:p/></draw:line><draw:line text:anchor-type="paragraph" draw:z-index="9" draw:style-name="gr2" draw:text-style-name="P1" svg:x1="3.3181in" svg:y1="1.0555in" svg:x2="3.5055in" svg:y2="1.8307in"><text:p/></draw:line><draw:line text:anchor-type="paragraph" draw:z-index="10" draw:style-name="gr2" draw:text-style-name="P1" svg:x1="4.1307in" svg:y1="2.2681in" svg:x2="4.3933in" svg:y2="2.4933in"><text:p/></draw:line><draw:line text:anchor-type="paragraph" draw:z-index="11" draw:style-name="gr2" draw:text-style-name="P1" svg:x1="1.6555in" svg:y1="0.3555in" svg:x2="2.7681in" svg:y2="0.3681in"><text:p/></draw:line><draw:line text:anchor-type="paragraph" draw:z-index="12" draw:style-name="gr2" draw:text-style-name="P1" svg:x1="1.6555in" svg:y1="1.0303in" svg:x2="2.7681in" svg:y2="0.8929in"><text:p/></draw:line><draw:line text:anchor-type="paragraph" draw:z-index="13" draw:style-name="gr2" draw:text-style-name="P1" svg:x1="1.6555in" svg:y1="1.2307in" svg:x2="3.5055in" svg:y2="1.4307in"><text:p/></draw:line><draw:line text:anchor-type="paragraph" draw:z-index="14" draw:style-name="gr2" draw:text-style-name="P1" svg:x1="1.6429in" svg:y1="1.8433in" svg:x2="3.5181in" svg:y2="1.4307in"><text:p/></draw:line><draw:line text:anchor-type="paragraph" draw:z-index="15" draw:style-name="gr2" draw:text-style-name="P1" svg:x1="1.6429in" svg:y1="1.8429in" svg:x2="3.5055in" svg:y2="2.0303in"><text:p/></draw:line><draw:line text:anchor-type="paragraph" draw:z-index="16" draw:style-name="gr2" draw:text-style-name="P1" svg:x1="1.6429in" svg:y1="1.8429in" svg:x2="4.3929in" svg:y2="2.692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3-16T18:20:37</meta:creation-date>
    <dc:date>2009-03-16T18:59:52</dc:date>
    <dc:language>en-US</dc:language>
    <meta:editing-cycles>2</meta:editing-cycles>
    <meta:editing-duration>PT39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